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officeooo:rsid="001f77b6" officeooo:paragraph-rsid="0044601e"/>
    </style:style>
    <style:style style:name="P2" style:family="paragraph" style:parent-style-name="Standard">
      <style:text-properties officeooo:rsid="004f5e53" officeooo:paragraph-rsid="004f5e53"/>
    </style:style>
    <style:style style:name="P3" style:family="paragraph" style:parent-style-name="Text_20_body">
      <style:text-properties officeooo:rsid="0050c4f0" officeooo:paragraph-rsid="0050c4f0"/>
    </style:style>
    <style:style style:name="T1" style:family="text">
      <style:text-properties fo:font-weight="bold" style:font-weight-asian="bold" style:font-weight-complex="bold"/>
    </style:style>
    <style:style style:name="T2" style:family="text">
      <style:text-properties fo:font-weight="bold" officeooo:rsid="001fd452" style:font-weight-asian="bold" style:font-weight-complex="bold"/>
    </style:style>
    <style:style style:name="T3" style:family="text">
      <style:text-properties officeooo:rsid="001fd452"/>
    </style:style>
    <style:style style:name="T4" style:family="text">
      <style:text-properties fo:font-weight="normal" officeooo:rsid="004f5e53" style:font-weight-asian="normal" style:font-weight-complex="normal"/>
    </style:style>
    <style:style style:name="T5" style:family="text">
      <style:text-properties officeooo:rsid="0044601e"/>
    </style:style>
    <style:style style:name="T6" style:family="text">
      <style:text-properties officeooo:rsid="00489952"/>
    </style:style>
    <style:style style:name="T7" style:family="text">
      <style:text-properties officeooo:rsid="0050c4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sdata</text:h>
      <text:p text:style-name="P1"><text:span text:style-name="T1">Namn:</text:span> Thomas Nordenmark<text:line-break/><text:span text:style-name="T1">LoginID:</text:span> thno1200<text:line-break/><text:span text:style-name="T1">Lab </text:span><text:span text:style-name="T2">nr</text:span><text:span text:style-name="T1">: </text:span><text:span text:style-name="T4">3</text:span><text:line-break/><text:span text:style-name="T1">Datum:</text:span> 201<text:span text:style-name="T6">4</text:span>-<text:span text:style-name="T5">02-11</text:span><text:line-break/><text:span text:style-name="T1">Utvecklingsmiljö:</text:span> <text:span text:style-name="T3">Arch Linux x64, QT Creator IDE 3.0.1</text:span>, <text:span text:style-name="T5">QMake 2.01a, </text:span>G<text:span text:style-name="T3">CC</text:span> 4.8.2<text:line-break/></text:p>
      <text:h text:style-name="Heading_20_1" text:outline-level="1">Filer</text:h>
      <text:p text:style-name="P2">address.cpp</text:p>
      <text:p text:style-name="P2">address.h</text:p>
      <text:p text:style-name="P2">func.cpp</text:p>
      <text:p text:style-name="P2">func.h</text:p>
      <text:p text:style-name="P2">main.cpp</text:p>
      <text:p text:style-name="P2">name.cpp</text:p>
      <text:p text:style-name="P2">name.h</text:p>
      <text:p text:style-name="P2">person.cpp</text:p>
      <text:p text:style-name="P2">person.h</text:p>
      <text:p text:style-name="P2">personlist.cpp</text:p>
      <text:p text:style-name="P2">personlist.h</text:p>
      <text:p text:style-name="P2">userinterface.cpp</text:p>
      <text:p text:style-name="P2">userinterface.h<text:line-break/><text:span text:style-name="T7">plist.txt</text:span></text:p>
      <text:h text:style-name="Heading_20_1" text:outline-level="1">Slutsatser och kommentarer</text:h>
      <text:p text:style-name="P3">Denna uppgift var i mångt och mycket som uppgift 2 med ungefär samma klurigheter. Man får hålla tungan rätt i mun då man ska nästla setters och getters för att få fram eller sätta den data man vill åt. Överlagrandet av operatorer är jag inte säker på att jag förstått till fullo, men programmet fungerar för vad det ska göra så jag inväntar eventuell feedback om des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2pt" fo:language="sv" fo:country="SE" style:letter-kerning="true" style:font-name-asian="Arial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Arial1" fo:font-family="Arial" style:font-family-generic="swiss" style:font-pitch="variable" fo:font-size="14pt" style:font-name-asian="Arial2" style:font-family-asian="Arial"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Nordenmark</meta:initial-creator>
    <meta:creation-date>2013-11-05T16:25:21.528950812</meta:creation-date>
    <dc:date>2014-02-11T14:53:02.930748566</dc:date>
    <dc:creator>Thomas Nordenmark</dc:creator>
    <meta:editing-duration>PT1H49M40S</meta:editing-duration>
    <meta:editing-cycles>59</meta:editing-cycles>
    <meta:generator>LibreOffice/4.1.4.2$Linux_X86_64 LibreOffice_project/410m0$Build-2</meta:generator>
    <meta:document-statistic meta:table-count="0" meta:image-count="0" meta:object-count="0" meta:page-count="1" meta:paragraph-count="18" meta:word-count="108" meta:character-count="718" meta:non-whitespace-character-count="615"/>
  </office:meta>
</office:document-meta>
</file>